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text-properties style:font-name="Arial" fo:font-size="15pt" style:font-size-asian="13.1000003814697pt" style:font-size-complex="15pt"/>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Standard">
      <style:text-properties style:font-name="Arial" fo:font-size="12pt" style:font-size-asian="10.5pt" style:font-size-complex="12pt"/>
    </style:style>
    <style:style style:name="P27" style:family="paragraph" style:parent-style-name="Standard">
      <style:paragraph-properties fo:line-height="100%"/>
      <style:text-properties style:font-name="Arial" fo:font-size="12pt" style:font-size-asian="10.5pt" style:font-size-complex="12pt"/>
    </style:style>
    <style:style style:name="P28" style:family="paragraph" style:parent-style-name="Standard">
      <style:text-properties style:font-name="Arial" fo:font-size="12pt" style:font-size-asian="12pt" style:font-size-complex="12pt"/>
    </style:style>
    <style:style style:name="P29" style:family="paragraph" style:parent-style-name="Standard">
      <style:text-properties style:font-name="Arial" fo:font-size="14pt" style:font-size-asian="12.25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line-height="100%"/>
    </style:style>
    <style:style style:name="P32" style:family="paragraph" style:parent-style-name="Text_20_body">
      <style:paragraph-properties fo:margin-left="0cm" fo:margin-right="0.3cm" fo:text-indent="0cm" style:auto-text-indent="false"/>
      <style:text-properties fo:font-size="12pt" style:font-size-asian="12pt" style:font-size-complex="12pt"/>
    </style:style>
    <style:style style:name="P33" style:family="paragraph" style:parent-style-name="Heading">
      <style:text-properties fo:font-size="12pt" style:font-size-asian="12pt" style:font-size-complex="12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ize="13pt" style:font-size-asian="13pt" style:font-size-complex="13pt"/>
    </style:style>
    <style:style style:name="P36" style:family="paragraph" style:parent-style-name="Heading_20_2">
      <style:paragraph-properties fo:text-align="justify" style:justify-single-word="false"/>
      <style:text-properties fo:font-size="13pt" style:font-size-asian="13pt" style:font-size-complex="13pt"/>
    </style:style>
    <style:style style:name="P37" style:family="paragraph" style:parent-style-name="Text_20_body">
      <style:text-properties fo:font-size="12pt" style:font-size-asian="12pt" style:font-size-complex="12pt"/>
    </style:style>
    <style:style style:name="P38" style:family="paragraph" style:parent-style-name="Text_20_body">
      <style:paragraph-properties fo:text-align="justify" style:justify-single-word="false"/>
    </style:style>
    <style:style style:name="P39" style:family="paragraph" style:parent-style-name="Text_20_body">
      <style:text-properties fo:font-size="13pt" style:font-size-asian="13pt" style:font-size-complex="13pt"/>
    </style:style>
    <style:style style:name="P40" style:family="paragraph" style:parent-style-name="Text_20_body">
      <style:paragraph-properties fo:text-align="justify" style:justify-single-word="false"/>
      <style:text-properties fo:font-size="13pt" style:font-size-asian="13pt" style:font-size-complex="13pt"/>
    </style:style>
    <style:style style:name="P41" style:family="paragraph" style:parent-style-name="Heading_20_3">
      <style:text-properties fo:font-size="13pt" style:font-size-asian="13pt" style:font-size-complex="13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Standard">
      <style:text-properties fo:font-size="13pt" style:font-size-asian="13pt" style:font-size-complex="13pt"/>
    </style:style>
    <style:style style:name="P46" style:family="paragraph" style:parent-style-name="Text_20_body" style:list-style-name="L1">
      <style:paragraph-properties fo:text-align="justify" style:justify-single-word="false"/>
      <style:text-properties fo:font-size="13pt" style:font-size-asian="13pt" style:font-size-complex="13pt"/>
    </style:style>
    <style:style style:name="P47" style:family="paragraph" style:parent-style-name="Text_20_body" style:list-style-name="L1">
      <style:paragraph-properties fo:text-align="justify" style:justify-single-word="false"/>
      <style:text-properties fo:font-size="13pt" style:font-size-asian="13pt" style:font-size-complex="13pt"/>
    </style:style>
    <style:style style:name="P48" style:family="paragraph" style:parent-style-name="Text_20_body" style:list-style-name="L1">
      <style:paragraph-properties fo:text-align="justify" style:justify-single-word="false"/>
      <style:text-properties fo:font-size="13pt" style:font-size-asian="13pt" style:font-size-complex="13pt"/>
    </style:style>
    <style:style style:name="P49" style:family="paragraph" style:parent-style-name="Text_20_body" style:list-style-name="L1">
      <style:paragraph-properties fo:text-align="justify" style:justify-single-word="false"/>
      <style:text-properties fo:font-size="13pt" style:font-size-asian="13pt" style:font-size-complex="13pt"/>
    </style:style>
    <style:style style:name="P50" style:family="paragraph" style:parent-style-name="Header">
      <style:paragraph-properties fo:text-align="center" style:justify-single-word="false"/>
      <style:text-properties fo:font-size="6pt" style:font-size-asian="6pt" style:font-size-complex="6pt"/>
    </style:style>
    <style:style style:name="P51" style:family="paragraph" style:parent-style-name="Heading_20_1">
      <style:paragraph-properties fo:text-align="justify" style:justify-single-word="false"/>
      <style:text-properties fo:font-size="14pt" style:font-size-asian="14pt" style:font-size-complex="14pt"/>
    </style:style>
    <style:style style:name="T1" style:family="text">
      <style:text-properties style:text-underline-style="none"/>
    </style:style>
    <style:style style:name="T2"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_1.0.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Daniele Bonaldo</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Palazzi Claudio</text:p>
      <text:p text:style-name="P19"><text:tab/><text:tab/><text:tab/><text:tab/><text:tab/><text:tab/>Stylosoft</text:p>
      <text:p text:style-name="P19"/>
      <text:p text:style-name="P21">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C1" office:value-type="string">
            <text:p text:style-name="P11">Descrizione delle modifiche</text:p>
          </table:table-cell>
        </table:table-row>
        <table:table-row>
          <table:table-cell table:style-name="Tabella2.A2" office:value-type="string">
            <text:p text:style-name="P25">1.0</text:p>
          </table:table-cell>
          <table:table-cell table:style-name="Tabella2.B2" office:value-type="string">
            <text:p text:style-name="P25">08/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5">0.2</text:p>
          </table:table-cell>
          <table:table-cell table:style-name="Tabella2.B2" office:value-type="string">
            <text:p text:style-name="P25">04/03/08</text:p>
          </table:table-cell>
          <table:table-cell table:style-name="Tabella2.B2" office:value-type="string">
            <text:p text:style-name="P10">Aggiunta nuovi test</text:p>
          </table:table-cell>
        </table:table-row>
        <table:table-row>
          <table:table-cell table:style-name="Tabella2.A2" office:value-type="string">
            <text:p text:style-name="P25">0.1</text:p>
          </table:table-cell>
          <table:table-cell table:style-name="Tabella2.B2" office:value-type="string">
            <text:p text:style-name="P25">25/02/08</text:p>
          </table:table-cell>
          <table:table-cell table:style-name="Tabella2.B2" office:value-type="string">
            <text:p text:style-name="P10">Prima Stesura</text:p>
          </table:table-cell>
        </table:table-row>
      </table:table>
      <text:p text:style-name="P32"/>
      <text:p text:style-name="P33"/>
      <text:p text:style-name="P33"/>
      <text:p text:style-name="P33"/>
      <text:p text:style-name="P37"/>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3"><text:a xlink:type="simple" xlink:href="#1.Introduzione |outline" text:style-name="Page_20_Number" text:visited-style-name="Page_20_Number">1Introduzione <text:tab/></text:a><text:a xlink:type="simple" xlink:href="#1.Introduzione |outline" text:style-name="Page_20_Number" text:visited-style-name="Page_20_Number">4</text:a></text:p>
          <text:p text:style-name="P42"><text:a xlink:type="simple" xlink:href="#1.1. Scopo del documento |outline" text:style-name="Page_20_Number" text:visited-style-name="Page_20_Number">1.1 Scopo del documento <text:tab/></text:a><text:a xlink:type="simple" xlink:href="#1.1. Scopo del documento |outline" text:style-name="Page_20_Number" text:visited-style-name="Page_20_Number">4</text:a></text:p>
          <text:p text:style-name="P42"><text:a xlink:type="simple" xlink:href="#1.2. Linee guida per la lettura del documento.|outline" text:style-name="Page_20_Number" text:visited-style-name="Page_20_Number">1.2 Linee guida per la lettura del documento.<text:tab/></text:a><text:a xlink:type="simple" xlink:href="#1.2. Linee guida per la lettura del documento.|outline" text:style-name="Page_20_Number" text:visited-style-name="Page_20_Number">4</text:a></text:p>
          <text:p text:style-name="P43"><text:a xlink:type="simple" xlink:href="#2. logic|outline" text:style-name="Page_20_Number" text:visited-style-name="Page_20_Number">2 logic<text:tab/></text:a><text:a xlink:type="simple" xlink:href="#2. logic|outline" text:style-name="Page_20_Number" text:visited-style-name="Page_20_Number">4</text:a></text:p>
          <text:p text:style-name="P42"><text:a xlink:type="simple" xlink:href="#2.1. Processore|outline" text:style-name="Page_20_Number" text:visited-style-name="Page_20_Number">2.1 Processore<text:tab/></text:a><text:a xlink:type="simple" xlink:href="#2.1. Processore|outline" text:style-name="Page_20_Number" text:visited-style-name="Page_20_Number">4</text:a></text:p>
          <text:p text:style-name="P42"><text:a xlink:type="simple" xlink:href="#2.2. logic.simulazione|outline" text:style-name="Page_20_Number" text:visited-style-name="Page_20_Number">2.2 logic.simulazione<text:tab/></text:a><text:a xlink:type="simple" xlink:href="#2.2. logic.simulazione|outline" text:style-name="Page_20_Number" text:visited-style-name="Page_20_Number">5</text:a></text:p>
          <text:p text:style-name="P44"><text:a xlink:type="simple" xlink:href="#2.2.1. Istante|outline" text:style-name="Page_20_Number" text:visited-style-name="Page_20_Number">2.2.1 Istante<text:tab/></text:a><text:a xlink:type="simple" xlink:href="#2.2.1. Istante|outline" text:style-name="Page_20_Number" text:visited-style-name="Page_20_Number">5</text:a></text:p>
          <text:p text:style-name="P44"><text:a xlink:type="simple" xlink:href="#2.2.2. Simulazione|outline" text:style-name="Page_20_Number" text:visited-style-name="Page_20_Number">2.2.2 Simulazione<text:tab/></text:a><text:a xlink:type="simple" xlink:href="#2.2.2. Simulazione|outline" text:style-name="Page_20_Number" text:visited-style-name="Page_20_Number">7</text:a></text:p>
          <text:p text:style-name="P42"><text:a xlink:type="simple" xlink:href="#2.3. logic.schedulazione|outline" text:style-name="Page_20_Number" text:visited-style-name="Page_20_Number">2.3 logic.schedulazione<text:tab/></text:a><text:a xlink:type="simple" xlink:href="#2.3. logic.schedulazione|outline" text:style-name="Page_20_Number" text:visited-style-name="Page_20_Number">8</text:a></text:p>
          <text:p text:style-name="P44"><text:a xlink:type="simple" xlink:href="#2.3.1. Scheduler|outline" text:style-name="Page_20_Number" text:visited-style-name="Page_20_Number">2.3.1 Scheduler<text:tab/></text:a><text:a xlink:type="simple" xlink:href="#2.3.1. Scheduler|outline" text:style-name="Page_20_Number" text:visited-style-name="Page_20_Number">8</text:a></text:p>
          <text:p text:style-name="P42"><text:a xlink:type="simple" xlink:href="#2.4. logic.parametri|outline" text:style-name="Page_20_Number" text:visited-style-name="Page_20_Number">2.4 logic.parametri<text:tab/></text:a><text:a xlink:type="simple" xlink:href="#2.4. logic.parametri|outline" text:style-name="Page_20_Number" text:visited-style-name="Page_20_Number">9</text:a></text:p>
          <text:p text:style-name="P44"><text:a xlink:type="simple" xlink:href="#2.4.1. ConfigurazioneIniziale|outline" text:style-name="Page_20_Number" text:visited-style-name="Page_20_Number">2.4.1 ConfigurazioneIniziale<text:tab/></text:a><text:a xlink:type="simple" xlink:href="#2.4.1. ConfigurazioneIniziale|outline" text:style-name="Page_20_Number" text:visited-style-name="Page_20_Number">9</text:a></text:p>
          <text:p text:style-name="P44"><text:a xlink:type="simple" xlink:href="#2.4.2. Processo|outline" text:style-name="Page_20_Number" text:visited-style-name="Page_20_Number">2.4.2 Processo<text:tab/></text:a><text:a xlink:type="simple" xlink:href="#2.4.2. Processo|outline" text:style-name="Page_20_Number" text:visited-style-name="Page_20_Number">12</text:a></text:p>
          <text:p text:style-name="P42"><text:a xlink:type="simple" xlink:href="#2.5. logic.gestioneMemoria|outline" text:style-name="Page_20_Number" text:visited-style-name="Page_20_Number">2.5 logic.gestioneMemoria<text:tab/></text:a><text:a xlink:type="simple" xlink:href="#2.5. logic.gestioneMemoria|outline" text:style-name="Page_20_Number" text:visited-style-name="Page_20_Number">14</text:a></text:p>
          <text:p text:style-name="P44"><text:a xlink:type="simple" xlink:href="#2.5.1. A|outline" text:style-name="Page_20_Number" text:visited-style-name="Page_20_Number">2.5.1 A<text:tab/></text:a><text:a xlink:type="simple" xlink:href="#2.5.1. A|outline" text:style-name="Page_20_Number" text:visited-style-name="Page_20_Number">14</text:a></text:p>
          <text:p text:style-name="P44"><text:a xlink:type="simple" xlink:href="#2.5.2. C|outline" text:style-name="Page_20_Number" text:visited-style-name="Page_20_Number">2.5.2 C<text:tab/></text:a><text:a xlink:type="simple" xlink:href="#2.5.2. C|outline" text:style-name="Page_20_Number" text:visited-style-name="Page_20_Number">14</text:a></text:p>
          <text:p text:style-name="P44"><text:a xlink:type="simple" xlink:href="#2.5.3. FIFO|outline" text:style-name="Page_20_Number" text:visited-style-name="Page_20_Number">2.5.3 FIFO<text:tab/></text:a><text:a xlink:type="simple" xlink:href="#2.5.3. FIFO|outline" text:style-name="Page_20_Number" text:visited-style-name="Page_20_Number">15</text:a></text:p>
          <text:p text:style-name="P44"><text:a xlink:type="simple" xlink:href="#2.5.4. LRU|outline" text:style-name="Page_20_Number" text:visited-style-name="Page_20_Number">2.5.4 LRU<text:tab/></text:a><text:a xlink:type="simple" xlink:href="#2.5.4. LRU|outline" text:style-name="Page_20_Number" text:visited-style-name="Page_20_Number">15</text:a></text:p>
          <text:p text:style-name="P44"><text:a xlink:type="simple" xlink:href="#2.5.5. NFU|outline" text:style-name="Page_20_Number" text:visited-style-name="Page_20_Number">2.5.5 NFU<text:tab/></text:a><text:a xlink:type="simple" xlink:href="#2.5.5. NFU|outline" text:style-name="Page_20_Number" text:visited-style-name="Page_20_Number">15</text:a></text:p>
          <text:p text:style-name="P44"><text:a xlink:type="simple" xlink:href="#2.5.6. NRU|outline" text:style-name="Page_20_Number" text:visited-style-name="Page_20_Number">2.5.6 NRU<text:tab/></text:a><text:a xlink:type="simple" xlink:href="#2.5.6. NRU|outline" text:style-name="Page_20_Number" text:visited-style-name="Page_20_Number">16</text:a></text:p>
          <text:p text:style-name="P44"><text:a xlink:type="simple" xlink:href="#2.5.7. SC|outline" text:style-name="Page_20_Number" text:visited-style-name="Page_20_Number">2.5.7 SC<text:tab/></text:a><text:a xlink:type="simple" xlink:href="#2.5.7. SC|outline" text:style-name="Page_20_Number" text:visited-style-name="Page_20_Number">16</text:a></text:p>
          <text:p text:style-name="P44"><text:a xlink:type="simple" xlink:href="#2.5.8. FirstFit, BestFit, NextFit, WorstFit, QuickFit|outline" text:style-name="Page_20_Number" text:visited-style-name="Page_20_Number">2.5.8 FirstFit, BestFit, NextFit, WorstFit, QuickFit<text:tab/></text:a><text:a xlink:type="simple" xlink:href="#2.5.8. FirstFit, BestFit, NextFit, WorstFit, QuickFit|outline" text:style-name="Page_20_Number" text:visited-style-name="Page_20_Number">16</text:a></text:p>
          <text:p text:style-name="P44"><text:a xlink:type="simple" xlink:href="#2.5.9. GestoreMemoriaPaginata|outline" text:style-name="Page_20_Number" text:visited-style-name="Page_20_Number">2.5.9 GestoreMemoriaPaginata<text:tab/></text:a><text:a xlink:type="simple" xlink:href="#2.5.9. GestoreMemoriaPaginata|outline" text:style-name="Page_20_Number" text:visited-style-name="Page_20_Number">17</text:a></text:p>
          <text:p text:style-name="P44"><text:a xlink:type="simple" xlink:href="#2.5.10. GestoreMemoriaSegmentata|outline" text:style-name="Page_20_Number" text:visited-style-name="Page_20_Number">2.5.10 GestoreMemoriaSegmentata<text:tab/></text:a><text:a xlink:type="simple" xlink:href="#2.5.10. GestoreMemoriaSegmentata|outline" text:style-name="Page_20_Number" text:visited-style-name="Page_20_Number">20</text:a></text:p>
          <text:p text:style-name="P44"><text:a xlink:type="simple" xlink:href="#2.5.11. Pagina|outline" text:style-name="Page_20_Number" text:visited-style-name="Page_20_Number">2.5.11 Pagina<text:tab/></text:a><text:a xlink:type="simple" xlink:href="#2.5.11. Pagina|outline" text:style-name="Page_20_Number" text:visited-style-name="Page_20_Number">23</text:a></text:p>
          <text:p text:style-name="P44"><text:a xlink:type="simple" xlink:href="#2.5.12. RAMPaginata|outline" text:style-name="Page_20_Number" text:visited-style-name="Page_20_Number">2.5.12 RAMPaginata<text:tab/></text:a><text:a xlink:type="simple" xlink:href="#2.5.12. RAMPaginata|outline" text:style-name="Page_20_Number" text:visited-style-name="Page_20_Number">26</text:a></text:p>
          <text:p text:style-name="P44"><text:a xlink:type="simple" xlink:href="#2.5.13. RAMSegmentata|outline" text:style-name="Page_20_Number" text:visited-style-name="Page_20_Number">2.5.13 RAMSegmentata<text:tab/></text:a><text:a xlink:type="simple" xlink:href="#2.5.13. RAMSegmentata|outline" text:style-name="Page_20_Number" text:visited-style-name="Page_20_Number">27</text:a></text:p>
          <text:p text:style-name="P44"><text:a xlink:type="simple" xlink:href="#2.5.14. Segmento|outline" text:style-name="Page_20_Number" text:visited-style-name="Page_20_Number">2.5.14 Segmento<text:tab/></text:a><text:a xlink:type="simple" xlink:href="#2.5.14. Segmento|outline" text:style-name="Page_20_Number" text:visited-style-name="Page_20_Number">29</text:a></text:p>
          <text:p text:style-name="P44"><text:a xlink:type="simple" xlink:href="#2.5.15. SwapPaginata|outline" text:style-name="Page_20_Number" text:visited-style-name="Page_20_Number">2.5.15 SwapPaginata<text:tab/></text:a><text:a xlink:type="simple" xlink:href="#2.5.15. SwapPaginata|outline" text:style-name="Page_20_Number" text:visited-style-name="Page_20_Number">32</text:a></text:p>
          <text:p text:style-name="P44"><text:a xlink:type="simple" xlink:href="#2.5.16. SwapSegmentata|outline" text:style-name="Page_20_Number" text:visited-style-name="Page_20_Number">2.5.16 SwapSegmentata<text:tab/></text:a><text:a xlink:type="simple" xlink:href="#2.5.16. SwapSegmentata|outline" text:style-name="Page_20_Number" text:visited-style-name="Page_20_Number">33</text:a></text:p>
        </text:index-body>
      </text:table-of-content>
      <text:p text:style-name="P18"/>
      <text:h text:style-name="P34" text:outline-level="1">Introduzione </text:h>
      <text:h text:style-name="P35" text:outline-level="2"><text:s/>Scopo del documento </text:h>
      <text:p text:style-name="P38">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6" text:outline-level="2"><text:s/>Linee guida per la lettura del documento.</text:h>
      <text:p text:style-name="P40">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46">la descrizione del test</text:p>
        </text:list-item>
        <text:list-item>
          <text:p text:style-name="P46">l'input</text:p>
        </text:list-item>
        <text:list-item>
          <text:p text:style-name="P46">l'output atteso</text:p>
        </text:list-item>
        <text:list-item>
          <text:p text:style-name="P46">l'esito del test</text:p>
        </text:list-item>
      </text:list>
      <text:h text:style-name="P51"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ext:soft-page-break/>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P23"/>
      <text:h text:style-name="P35" text:outline-level="2"><text:s/>logic.simulazione</text:h>
      <text:h text:style-name="P41"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ext:soft-page-break/>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ext:soft-page-break/>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41" text:outline-level="3" text:is-list-header="true"/>
      <text:h text:style-name="P41"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35" text:outline-level="2" text:is-list-header="true"/>
      <text:p text:style-name="P39"/>
      <text:h text:style-name="P35" text:outline-level="2"><text:soft-page-break/><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dei processi in arrivo piena) sia a fine simulazione (con la lista dei <text:soft-page-break/>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0"/>
      <text:h text:style-name="P35" text:outline-level="2"><text:s/>logic.parametri</text:h>
      <text:h text:style-name="P41"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0"><text:soft-page-break/></text:p>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0"/>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0"/>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0"/>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text:soft-page-break/>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0"/>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0"/>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0"/>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0"/>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ext:soft-page-break/>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0"/>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ext:soft-page-break/>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ext:soft-page-break/>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35" text:outline-level="2"><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0"/>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0"/>
      <text:h text:style-name="Heading_20_3" text:outline-level="3"><text:soft-page-break/><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0"/>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0"/>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ext:soft-page-break/>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0"/>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0"/>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0"/>
      <text:h text:style-name="Heading_20_3" text:outline-level="3"><text:s/>FirstFit, <text:span text:style-name="T2">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ext:soft-page-break/>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0"/>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26"/>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text:soft-page-break/>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able:table-row>
          <table:table-cell table:style-name="Tabella94.A2" office:value-type="string">
            <text:p text:style-name="P12">Output</text:p>
          </table:table-cell>
          <table:table-cell table:style-name="Tabella94.B2" office:value-type="string">
            <text:p text:style-name="P13">Lista delle azioni effettuate in memoria, con controllo logico di <text:soft-page-break/>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26"/>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RAM+ n*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ext:soft-page-break/>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28"/>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0"/>
      <text:h text:style-name="P41"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29"/>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29"/>
      <table:table table:name="Tabella102" table:style-name="Tabella102">
        <table:table-column table:style-name="Tabella102.A"/>
        <table:table-column table:style-name="Tabella102.B"/>
        <text:soft-page-break/>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29"/>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29"/>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29"/>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29"/>
      <table:table table:name="Tabella106" table:style-name="Tabella106">
        <table:table-column table:style-name="Tabella106.A"/>
        <table:table-column table:style-name="Tabella106.B"/>
        <text:soft-page-break/>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errore</text:p>
          </table:table-cell>
        </table:table-row>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29"/>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29"/>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29"/>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29"/>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ext:soft-page-break/>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29"/>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0"/>
      <text:h text:style-name="P41"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0"/>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text:bookmark-end text:name="DDE_LINK3"/>i</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0"/>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ext:soft-page-break/>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0"/>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i</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0"/>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0"/>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0"/>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dati</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ext:soft-page-break/>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0"/>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0"/>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0"/>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i</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0"/>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0"/>
      <table:table table:name="Tabella37" table:style-name="Tabella37">
        <table:table-column table:style-name="Tabella37.A"/>
        <table:table-column table:style-name="Tabella37.B"/>
        <text:soft-page-break/>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0"/>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1"/>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27"/>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ext:soft-page-break/>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26"/>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0"/>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1"/>
      <table:table table:name="Tabella74" table:style-name="Tabella74">
        <table:table-column table:style-name="Tabella74.A"/>
        <table:table-column table:style-name="Tabella74.B"/>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ext:soft-page-break/>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27"/>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ext:soft-page-break/>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0"/>
      <text:h text:style-name="P41"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0"/>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0"/>
      <text:p text:style-name="P30"/>
      <table:table table:name="Tabella40" table:style-name="Tabella40">
        <table:table-column table:style-name="Tabella40.A"/>
        <table:table-column table:style-name="Tabella40.B"/>
        <text:soft-page-break/>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0"/>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0"/>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0"/>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0"/>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ext:soft-page-break/>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0"/>
      <table:table table:name="Tabella45" table:style-name="Tabella45">
        <table:table-column table:style-name="Tabella45.A"/>
        <table:table-column table:style-name="Tabella45.B"/>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0"/>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0"/>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0"/>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ext:soft-page-break/>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0"/>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0"/>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text:soft-page-break/>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ext:soft-page-break/>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33</text:page-number> di <text:page-count>3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5:24:53</dc:date>
    <meta:print-date>2005-11-30T16:25:56</meta:print-date>
    <meta:editing-cycles>445</meta:editing-cycles>
    <meta:editing-duration>P2DT13H14M53S</meta:editing-duration>
    <meta:user-defined meta:name="Info 1"/>
    <meta:user-defined meta:name="Info 2"/>
    <meta:user-defined meta:name="Info 3"/>
    <meta:user-defined meta:name="Info 4"/>
    <meta:document-statistic meta:table-count="118" meta:image-count="1" meta:object-count="0" meta:page-count="33" meta:paragraph-count="1248" meta:word-count="5476" meta:character-count="36198"/>
  </office:meta>
</office:document-meta>
</file>